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c1f" officeooo:paragraph-rsid="000b4c1f"/>
    </style:style>
    <style:style style:name="P2" style:family="paragraph" style:parent-style-name="Standard">
      <style:text-properties officeooo:rsid="000b8341" officeooo:paragraph-rsid="000b8341"/>
    </style:style>
    <style:style style:name="P3" style:family="paragraph" style:parent-style-name="Standard">
      <style:text-properties officeooo:rsid="000b9000" officeooo:paragraph-rsid="000b9000"/>
    </style:style>
    <style:style style:name="P4" style:family="paragraph" style:parent-style-name="Standard">
      <style:text-properties officeooo:rsid="000d075f" officeooo:paragraph-rsid="000d075f"/>
    </style:style>
    <style:style style:name="P5" style:family="paragraph" style:parent-style-name="Standard">
      <style:text-properties officeooo:rsid="000e8461" officeooo:paragraph-rsid="000e8461"/>
    </style:style>
    <style:style style:name="P6" style:family="paragraph" style:parent-style-name="Standard">
      <style:text-properties officeooo:rsid="000f6e2e" officeooo:paragraph-rsid="000f6e2e"/>
    </style:style>
    <style:style style:name="P7" style:family="paragraph" style:parent-style-name="Standard">
      <style:text-properties officeooo:rsid="00109544" officeooo:paragraph-rsid="00109544"/>
    </style:style>
    <style:style style:name="P8" style:family="paragraph" style:parent-style-name="Standard">
      <style:text-properties fo:font-style="normal" officeooo:rsid="000b8341" officeooo:paragraph-rsid="000b8341" style:font-style-asian="normal" style:font-style-complex="normal"/>
    </style:style>
    <style:style style:name="P9" style:family="paragraph" style:parent-style-name="Standard">
      <style:text-properties fo:font-style="normal" officeooo:rsid="000b9000" officeooo:paragraph-rsid="000b9000" style:font-style-asian="normal" style:font-style-complex="normal"/>
    </style:style>
    <style:style style:name="P10" style:family="paragraph" style:parent-style-name="Standard">
      <style:text-properties fo:font-style="normal" officeooo:rsid="000d075f" officeooo:paragraph-rsid="000d075f" style:font-style-asian="normal" style:font-style-complex="normal"/>
    </style:style>
    <style:style style:name="P11" style:family="paragraph" style:parent-style-name="Standard">
      <style:text-properties fo:font-style="normal" officeooo:rsid="000d075f" officeooo:paragraph-rsid="00109544" style:font-style-asian="normal" style:font-style-complex="normal"/>
    </style:style>
    <style:style style:name="P12" style:family="paragraph" style:parent-style-name="Standard">
      <style:text-properties fo:font-style="normal" officeooo:rsid="000e8461" officeooo:paragraph-rsid="000e8461" style:font-style-asian="normal" style:font-style-complex="normal"/>
    </style:style>
    <style:style style:name="P13" style:family="paragraph" style:parent-style-name="Standard">
      <style:text-properties fo:font-style="normal" officeooo:rsid="000e8461" officeooo:paragraph-rsid="00109544" style:font-style-asian="normal" style:font-style-complex="normal"/>
    </style:style>
    <style:style style:name="P14" style:family="paragraph" style:parent-style-name="Standard">
      <style:text-properties fo:font-style="normal" officeooo:rsid="00109544" officeooo:paragraph-rsid="00109544" style:font-style-asian="normal" style:font-style-complex="normal"/>
    </style:style>
    <style:style style:name="P15" style:family="paragraph" style:parent-style-name="Standard">
      <style:text-properties fo:font-style="normal" officeooo:rsid="000f6e2e" officeooo:paragraph-rsid="000f6e2e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0f6e2e" officeooo:paragraph-rsid="000f6e2e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0a28f" officeooo:paragraph-rsid="00109544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28120" officeooo:paragraph-rsid="00128120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2b64f" officeooo:paragraph-rsid="0012b64f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2ed33" officeooo:paragraph-rsid="0012ed33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6668d" officeooo:paragraph-rsid="0016668d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1a0376" officeooo:paragraph-rsid="001a0376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1a0376" officeooo:paragraph-rsid="001a5489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1b74fb" officeooo:paragraph-rsid="001b74fb" style:font-style-asian="normal" style:font-style-complex="normal"/>
    </style:style>
    <style:style style:name="P25" style:family="paragraph" style:parent-style-name="Standard">
      <style:text-properties officeooo:paragraph-rsid="0012b64f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normal" officeooo:rsid="00109544" officeooo:paragraph-rsid="000d075f" style:font-style-asian="normal" style:font-style-complex="normal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normal" officeooo:rsid="00109544" officeooo:paragraph-rsid="000e8461" style:font-style-asian="normal" style:font-style-complex="normal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normal" style:text-underline-style="none" officeooo:rsid="00128120" officeooo:paragraph-rsid="00109544" style:font-style-asian="normal" style:font-style-complex="normal"/>
    </style:style>
    <style:style style:name="P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fo:font-style="normal" style:text-underline-style="none" officeooo:rsid="0016668d" officeooo:paragraph-rsid="0012ed33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ed33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0a28f" style:font-style-asian="normal" style:font-style-complex="normal"/>
    </style:style>
    <style:style style:name="T7" style:family="text">
      <style:text-properties fo:font-style="normal" style:text-underline-style="none" officeooo:rsid="0012b64f" style:font-style-asian="normal" style:font-style-complex="normal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style:font-name="Liberation Serif" officeooo:rsid="001a5489"/>
    </style:style>
    <style:style style:name="T11" style:family="text">
      <style:text-properties officeooo:rsid="0012ed33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italic" officeooo:rsid="0012ed33" style:font-style-asian="italic" style:font-style-complex="italic"/>
    </style:style>
    <style:style style:name="T15" style:family="text">
      <style:text-properties style:text-position="sub 58%" officeooo:rsid="0013bf01"/>
    </style:style>
    <style:style style:name="T16" style:family="text">
      <style:text-properties officeooo:rsid="0013bf01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style:font-name="Liberation Serif1" officeooo:rsid="001a5489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officeooo:rsid="001a5489"/>
    </style:style>
    <style:style style:name="T22" style:family="text">
      <style:text-properties style:text-position="0% 100%" style:font-name="Liberation Serif" officeooo:rsid="001b74f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-9 Linearity Analysis</text:p>
      <text:p text:style-name="P1"/>
      <text:p text:style-name="P1">The transfer curve matches the equation</text:p>
      <text:p text:style-name="P1"><draw:frame draw:style-name="fr2" draw:name="Object1" text:anchor-type="as-char" svg:y="-0.172in" svg:width="3.7028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where <text:span text:style-name="T1">x</text:span> is an adjusted exposure time that we can assume has some linear relation to flux, i.e.,</text:p>
      <text:p text:style-name="P1"><draw:frame draw:style-name="fr2" draw:name="Object2" text:anchor-type="as-char" svg:y="-0.1484in" svg:width="0.9744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where <text:span text:style-name="T1">x</text:span> is still the adjusted exposure time.</text:p>
      <text:p text:style-name="P1"/>
      <text:p text:style-name="P2">Let <text:span text:style-name="T1">ADU'</text:span><text:span text:style-name="T4"> be the number of ADU that </text:span><text:span text:style-name="T1">would</text:span><text:span text:style-name="T4"> have been reported if the camera was perfectly linear. Further, let's assume that </text:span><text:span text:style-name="T4"><draw:frame draw:style-name="fr2" draw:name="Object3" text:anchor-type="as-char" svg:y="-0.2437in" svg:width="1.3181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or small values of flux. If Flux is small, then </text:span><text:span text:style-name="T1">x</text:span><text:span text:style-name="T4"> should be small and </text:span><text:span text:style-name="T1">x</text:span><text:span text:style-name="T8">2</text:span><text:span text:style-name="T4"> will be smaller still. That means that the slope of both curves should be approximately 1198.7</text:span><text:span text:style-name="T1">x</text:span><text:span text:style-name="T4">. </text:span></text:p>
      <text:p text:style-name="P8"/>
      <text:p text:style-name="P2"><text:span text:style-name="T4">If we eliminate bias corrections, then set </text:span><text:span text:style-name="T1">ADU'</text:span><text:span text:style-name="T4"> = 1198.7</text:span><text:span text:style-name="T1">x</text:span><text:span text:style-name="T4">, this means that </text:span></text:p>
      <text:p text:style-name="P2"><text:span text:style-name="T4"><draw:frame draw:style-name="fr2" draw:name="Object4" text:anchor-type="as-char" svg:y="-0.2437in" svg:width="0.8035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which means (from the first equation):</text:span></text:p>
      <text:p text:style-name="P8"><draw:frame draw:style-name="fr2" draw:name="Object5" text:anchor-type="as-char" svg:y="-0.2681in" svg:width="3.839in" svg:height="0.436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<draw:frame draw:style-name="fr2" draw:name="Object6" text:anchor-type="as-char" svg:y="-0.172in" svg:width="2.8429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3"><text:span text:style-name="T4">Now, solve this for </text:span><text:span text:style-name="T1">ADU</text:span><text:span text:style-name="T4">' in terms of </text:span><text:span text:style-name="T1">ADU</text:span><text:span text:style-name="T4">:</text:span></text:p>
      <text:p text:style-name="P9"><draw:frame draw:style-name="fr2" draw:name="Object7" text:anchor-type="as-char" svg:y="-0.2583in" svg:width="2.2181in" svg:height="0.442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Yuk. Shift gears.</text:p>
      <text:p text:style-name="P26"/>
      <text:p text:style-name="P11"/>
      <text:p text:style-name="P10">If we plot the curve of x vs reported ADU, we get a curve that matches the equation:</text:p>
      <text:p text:style-name="P10"><draw:frame draw:style-name="fr2" draw:name="Object8" text:anchor-type="as-char" svg:y="-0.172in" svg:width="4.939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text:span text:style-name="T4">then substitute our earlier relation between </text:span><text:span text:style-name="T1">ADU</text:span><text:span text:style-name="T4">' and </text:span><text:span text:style-name="T1">x</text:span><text:span text:style-name="T4">, we see:</text:span></text:p>
      <text:p text:style-name="P10"><draw:frame draw:style-name="fr2" draw:name="Object9" text:anchor-type="as-char" svg:y="-0.2437in" svg:width="5.3417in" svg:height="0.39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">which can be simplified to:</text:p>
      <text:p text:style-name="P12"><draw:frame draw:style-name="fr2" draw:name="Object10" text:anchor-type="as-char" svg:y="-0.172in" svg:width="3.1839in" svg:height="0.207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/>
      <text:p text:style-name="P5"><text:span text:style-name="T4">We arbitrarily set the constant to zero, which means that a measured ADU needs to be adjusted by adding </text:span><text:span text:style-name="T4"><draw:frame draw:style-name="fr2" draw:name="Object11" text:anchor-type="as-char" svg:y="-0.172in" svg:width="1.422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to the ADU to turn it into an equivalent </text:span><text:span text:style-name="T1">ADU'</text:span><text:span text:style-name="T4">.</text:span></text:p>
      <text:p text:style-name="P27"/>
      <text:p text:style-name="P13"/>
      <text:p text:style-name="P14">With no bias adjustment:</text:p>
      <text:p text:style-name="P15"><draw:frame draw:style-name="fr2" draw:name="Object12" text:anchor-type="as-char" svg:y="-0.172in" svg:width="2.4075in" svg:height="0.219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>with</text:p>
      <text:p text:style-name="P15"><draw:frame draw:style-name="fr2" draw:name="Object13" text:anchor-type="as-char" svg:y="-0.2437in" svg:width="0.848in" svg:height="0.41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<text:span text:style-name="T4">This adjustment is </text:span><text:span text:style-name="T3">subtracted</text:span><text:span text:style-name="T5"> from the reported ADU to get a "true" ADU. Note that this will also change the system gain by about 20%.</text:span></text:p>
      <text:p text:style-name="P16"/>
      <text:p text:style-name="P7"><text:soft-page-break/><text:span text:style-name="T5">Now we add in the bias adjustment. Bias level on the ST-9 is about 105, so we want the adjustment to be zero at ADU values of 105 and 65535. Midpoint between these two is 32820. </text:span><text:span text:style-name="T6">So,</text:span></text:p>
      <text:p text:style-name="P7"><text:span text:style-name="T6"><draw:frame draw:style-name="fr2" draw:name="Object14" text:anchor-type="as-char" svg:y="-0.172in" svg:width="2.4075in" svg:height="0.219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, so that means that</text:span></text:p>
      <text:p text:style-name="P17"><draw:frame draw:style-name="fr2" draw:name="Object15" text:anchor-type="as-char" svg:y="-0.2437in" svg:width="0.848in" svg:height="0.416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8"/>
      <text:p text:style-name="P18"/>
      <text:p text:style-name="P18">Do this yet again.</text:p>
      <text:p text:style-name="P18"><draw:frame draw:style-name="fr1" draw:name="Object16" text:anchor-type="as-char" svg:y="-0.172in" svg:width="4.3472in" svg:height="0.2075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8">First, drop the constant term, because we want this equation to pass through the origin.</text:p>
      <text:p text:style-name="P18">And also set the slope near zero to be 1.0, by substituting x' = x/1198.70146236367:</text:p>
      <text:p text:style-name="P18"><draw:frame draw:style-name="fr1" draw:name="Object17" text:anchor-type="as-char" svg:y="-0.2681in" svg:width="2.2035in" svg:height="0.440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8">So, </text:p>
      <text:p text:style-name="P18"><draw:frame draw:style-name="fr1" draw:name="Object18" text:anchor-type="as-char" svg:y="-0.172in" svg:width="1.8571in" svg:height="0.207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<text:span text:style-name="T7">The error term alone is</text:span></text:p>
      <text:p text:style-name="P19"><draw:frame draw:style-name="fr1" draw:name="Object19" text:anchor-type="as-char" svg:y="-0.172in" svg:width="2.0043in" svg:height="0.2075in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T11">so that for some flux </text:span><text:span text:style-name="T2">f</text:span><text:span text:style-name="T11"> and some system gain </text:span><text:span text:style-name="T2">G</text:span><text:span text:style-name="T14">0</text:span><text:span text:style-name="T11">,</text:span></text:p>
      <text:p text:style-name="P19"/>
      <text:p text:style-name="P19"><draw:frame draw:style-name="fr1" draw:name="Object20" text:anchor-type="as-char" svg:y="-0.2681in" svg:width="2.7075in" svg:height="0.4634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We assert that there is some new <text:span text:style-name="T1">G</text:span><text:span text:style-name="T13">1</text:span> <text:span text:style-name="T16">and f</text:span><text:span text:style-name="T15">0</text:span><text:span text:style-name="T16"> </text:span>for which</text:p>
      <text:p text:style-name="P20"><draw:frame draw:style-name="fr1" draw:name="Object21" text:anchor-type="as-char" svg:y="-0.2925in" svg:width="3.4244in" svg:height="0.4898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9"/>
      <text:p text:style-name="P21"/>
      <text:p text:style-name="P21">Do this yet again.</text:p>
      <text:p text:style-name="P21"><draw:frame draw:style-name="fr1" draw:name="Object22" text:anchor-type="as-char" svg:y="-0.2681in" svg:width="2.7075in" svg:height="0.4634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1">Nominal "full-well" flux f<text:span text:style-name="T12">max</text:span><text:span text:style-name="T17"> is the largest flux of interest. It produces an ADU of 65535. Substitute </text:span><text:span text:style-name="T17"><draw:frame draw:style-name="fr1" draw:name="Object23" text:anchor-type="as-char" svg:y="-0.2437in" svg:width="0.5102in" svg:height="0.4181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7">and define z</text:span><text:span text:style-name="T12">max</text:span><text:span text:style-name="T17"> as the value of z when f = f</text:span><text:span text:style-name="T12">max</text:span><text:span text:style-name="T17">. Then,</text:span></text:p>
      <text:p text:style-name="P21"><text:span text:style-name="T17"><draw:frame draw:style-name="fr1" draw:name="Object24" text:anchor-type="as-char" svg:y="-0.172in" svg:width="2.5453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1"><text:span text:style-name="T17">This means that</text:span></text:p>
      <text:p text:style-name="P21"><text:span text:style-name="T17"><draw:frame draw:style-name="fr1" draw:name="Object25" text:anchor-type="as-char" svg:y="-0.2965in" svg:width="4.152in" svg:height="0.4807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1"><text:span text:style-name="T17"/></text:p>
      <text:p text:style-name="P21"><text:span text:style-name="T17"><draw:frame draw:style-name="fr1" draw:name="Object26" text:anchor-type="as-char" svg:y="-0.2917in" svg:width="4.4811in" svg:height="0.51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2"><text:span text:style-name="T17">Further, we want:</text:span></text:p>
      <text:p text:style-name="P22"><text:span text:style-name="T17"><draw:frame draw:style-name="fr1" draw:name="Object27" text:anchor-type="as-char" svg:y="-0.152in" svg:width="1.2161in" svg:height="0.2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7">and </text:span><text:span text:style-name="T17"><draw:frame draw:style-name="fr1" draw:name="Object28" text:anchor-type="as-char" svg:y="-0.152in" svg:width="1.5472in" svg:height="0.2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7">and the correction function is of the form</text:span></text:p>
      <text:p text:style-name="P23"><text:span text:style-name="T17"><draw:frame draw:style-name="fr1" draw:name="Object29" text:anchor-type="as-char" svg:y="-0.172in" svg:width="2.8043in" svg:height="0.2193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7">which means that </text:span><text:span text:style-name="T17"><draw:frame draw:style-name="fr1" draw:name="Object30" text:anchor-type="as-char" svg:y="-0.1484in" svg:width="1.178in" svg:height="0.1902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. Further, we know that the </text:span><text:span text:style-name="T18">f</text:span><text:span text:style-name="T9">2</text:span><text:span text:style-name="T17"> term must zero out for all f, so that </text:span><text:span text:style-name="T19">α</text:span><text:span text:style-name="T21"> = 2.5052979x10</text:span><text:span text:style-name="T10">-6</text:span><text:span text:style-name="T21">, and </text:span><text:span text:style-name="T19">β</text:span><text:span text:style-name="T21"> = (-65535)( 2.5052979x10</text:span><text:span text:style-name="T10">-6</text:span><text:span text:style-name="T21">) = -0.1642. </text:span><text:span text:style-name="T22">This also means that </text:span><text:span text:style-name="T22"><draw:frame draw:style-name="fr1" draw:name="Object31" text:anchor-type="as-char" svg:y="-0.2598in" svg:width="1.5819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22">, or</text:span></text:p>
      <text:p text:style-name="P23"><text:soft-page-break/><text:span text:style-name="T22"><draw:frame draw:style-name="fr1" draw:name="Object32" text:anchor-type="as-char" svg:y="-0.2689in" svg:width="0.8028in" svg:height="0.4181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22">.</text:span></text:p>
      <text:p text:style-name="P23"><text:span text:style-name="T22"/></text:p>
      <text:p text:style-name="P24"><text:span text:style-name="T20">Hence, the correction is</text:span></text:p>
      <text:p text:style-name="P24"><text:span text:style-name="T20"><draw:frame draw:style-name="fr1" draw:name="Object33" text:anchor-type="as-char" svg:y="-0.172in" svg:width="4.4508in" svg:height="0.2193in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2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 </meta:initial-creator>
    <meta:creation-date>2021-12-08T16:01:08.742018672</meta:creation-date>
    <meta:printed-by>Mark </meta:printed-by>
    <meta:print-date>2021-12-08T16:52:13.087839809</meta:print-date>
    <dc:date>2021-12-11T22:24:05.990916238</dc:date>
    <dc:creator>Mark </dc:creator>
    <meta:editing-duration>PT26M48S</meta:editing-duration>
    <meta:editing-cycles>3</meta:editing-cycles>
    <meta:generator>LibreOffice/6.4.7.2$Linux_X86_64 LibreOffice_project/40$Build-2</meta:generator>
    <meta:document-statistic meta:table-count="0" meta:image-count="0" meta:object-count="33" meta:page-count="3" meta:paragraph-count="54" meta:word-count="408" meta:character-count="2127" meta:non-whitespace-character-count="1749"/>
  </office:meta>
</office:document-meta>
</file>

<file path=Object 1/content.xml><?xml version="1.0" encoding="utf-8"?>
<math xmlns="http://www.w3.org/1998/Math/MathML" display="block">
  <semantics>
    <mrow>
      <mrow>
        <mi mathvariant="italic">ADU</mi>
        <mo stretchy="false">=</mo>
        <mrow>
          <mo stretchy="false">−</mo>
          <mn>3.59982546367</mn>
        </mrow>
      </mrow>
      <mrow>
        <msup>
          <mi>x</mi>
          <mn>2</mn>
        </msup>
        <mo stretchy="false">+</mo>
        <mn>1198.70146</mn>
      </mrow>
      <mrow>
        <mi>x</mi>
        <mo stretchy="false">−</mo>
        <mn>396.0608</mn>
      </mrow>
    </mrow>
    <annotation encoding="StarMath 5.0">{ ADU} = -3.59982546367x^2 + 1198.70146x - 396.0608</annotation>
  </semantics>
</math>
</file>

<file path=Object 10/content.xml><?xml version="1.0" encoding="utf-8"?>
<math xmlns="http://www.w3.org/1998/Math/MathML" display="block">
  <semantics>
    <mrow>
      <mrow>
        <mrow>
          <mi mathvariant="italic">ADU</mi>
          <mi>'</mi>
        </mrow>
        <mo stretchy="false">=</mo>
        <mrow>
          <mn>4.7748</mn>
          <mo stretchy="false">×</mo>
          <msup>
            <mn>10</mn>
            <mrow>
              <mo stretchy="false">−</mo>
              <mn>6</mn>
            </mrow>
          </msup>
        </mrow>
      </mrow>
      <mrow>
        <msup>
          <mi mathvariant="italic">ADU</mi>
          <mn>2</mn>
        </msup>
        <mo stretchy="false">+</mo>
        <mi mathvariant="italic">ADU</mi>
        <mo stretchy="false">+</mo>
        <mi mathvariant="italic">constant</mi>
      </mrow>
    </mrow>
    <annotation encoding="StarMath 5.0">{ ADU' }= 4.7748 times 10^{ -6}ADU^2 + ADU + { constant}</annotation>
  </semantics>
</math>
</file>

<file path=Object 11/content.xml><?xml version="1.0" encoding="utf-8"?>
<math xmlns="http://www.w3.org/1998/Math/MathML" display="block">
  <semantics>
    <mrow>
      <mrow>
        <mn>4.7748</mn>
        <mo stretchy="false">×</mo>
        <msup>
          <mn>10</mn>
          <mrow>
            <mo stretchy="false">−</mo>
            <mn>6</mn>
          </mrow>
        </msup>
      </mrow>
      <msup>
        <mi mathvariant="italic">ADU</mi>
        <mn>2</mn>
      </msup>
    </mrow>
    <annotation encoding="StarMath 5.0">4.7748 times 10^{ -6 } { ADU }^2</annotation>
  </semantics>
</math>
</file>

<file path=Object 12/content.xml><?xml version="1.0" encoding="utf-8"?>
<math xmlns="http://www.w3.org/1998/Math/MathML" display="block">
  <semantics>
    <mrow>
      <mrow>
        <mi mathvariant="italic">Adjustment</mi>
        <mo stretchy="false">=</mo>
        <mi>A</mi>
      </mrow>
      <mrow>
        <msup>
          <mrow>
            <mo fence="true" stretchy="false">(</mo>
            <mrow>
              <mrow>
                <mi>x</mi>
                <mo stretchy="false">−</mo>
                <mn>32768</mn>
              </mrow>
            </mrow>
            <mo fence="true" stretchy="false">)</mo>
          </mrow>
          <mn>2</mn>
        </msup>
        <mo stretchy="false">+</mo>
        <mn>3224</mn>
      </mrow>
    </mrow>
    <annotation encoding="StarMath 5.0">{ Adjustment }= A (  x - 32768 )^2 + 3224</annotation>
  </semantics>
</math>
</file>

<file path=Object 13/content.xml><?xml version="1.0" encoding="utf-8"?>
<math xmlns="http://www.w3.org/1998/Math/MathML" display="block">
  <semantics>
    <mrow>
      <mi>A</mi>
      <mo stretchy="false">=</mo>
      <mfrac>
        <mrow>
          <mo stretchy="false">−</mo>
          <mn>3224</mn>
        </mrow>
        <msup>
          <mn>32768</mn>
          <mn>2</mn>
        </msup>
      </mfrac>
    </mrow>
    <annotation encoding="StarMath 5.0">A={ -3224 }over{ 32768^2 }</annotation>
  </semantics>
</math>
</file>

<file path=Object 14/content.xml><?xml version="1.0" encoding="utf-8"?>
<math xmlns="http://www.w3.org/1998/Math/MathML" display="block">
  <semantics>
    <mrow>
      <mrow>
        <mi mathvariant="italic">Adjustment</mi>
        <mo stretchy="false">=</mo>
        <mi>A</mi>
      </mrow>
      <mrow>
        <msup>
          <mrow>
            <mo fence="true" stretchy="false">(</mo>
            <mrow>
              <mrow>
                <mi>x</mi>
                <mo stretchy="false">−</mo>
                <mn>32820</mn>
              </mrow>
            </mrow>
            <mo fence="true" stretchy="false">)</mo>
          </mrow>
          <mn>2</mn>
        </msup>
        <mo stretchy="false">+</mo>
        <mn>3224</mn>
      </mrow>
    </mrow>
    <annotation encoding="StarMath 5.0">{ Adjustment }= A (  x - 32820 )^2 + 3224</annotation>
  </semantics>
</math>
</file>

<file path=Object 15/content.xml><?xml version="1.0" encoding="utf-8"?>
<math xmlns="http://www.w3.org/1998/Math/MathML" display="block">
  <semantics>
    <mrow>
      <mi>A</mi>
      <mo stretchy="false">=</mo>
      <mfrac>
        <mrow>
          <mo stretchy="false">−</mo>
          <mn>3224</mn>
        </mrow>
        <msup>
          <mn>32715</mn>
          <mn>2</mn>
        </msup>
      </mfrac>
    </mrow>
    <annotation encoding="StarMath 5.0">A={ -3224 }over{ 32715^2 }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3.59982546367124</mn>
        </mrow>
      </mrow>
      <mrow>
        <msup>
          <mi>x</mi>
          <mn>2</mn>
        </msup>
        <mo stretchy="false">+</mo>
        <mn>1198.70146236367</mn>
      </mrow>
      <mrow>
        <mi>x</mi>
        <mo stretchy="false">−</mo>
        <mn>396.060839</mn>
      </mrow>
    </mrow>
    <annotation encoding="StarMath 5.0">y=-3.59982546367124x^2 + 1198.70146236367x - 396.060839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frac>
          <mrow>
            <mrow>
              <mo stretchy="false">−</mo>
              <mn>3.59982546367124</mn>
            </mrow>
            <msup>
              <mrow>
                <mi>x</mi>
                <mi>'</mi>
              </mrow>
              <mn>2</mn>
            </msup>
          </mrow>
          <msup>
            <mn>1198.70146236367</mn>
            <mn>2</mn>
          </msup>
        </mfrac>
        <mo stretchy="false">+</mo>
        <mi>x</mi>
      </mrow>
    </mrow>
    <annotation encoding="StarMath 5.0">y={-3.59982546367124{x'}^2}over{1198.70146236367^2} + x</annotation>
  </semantics>
</math>
</file>

<file path=Object 1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−</mo>
          <mrow>
            <mn>2.5052979</mn>
            <mo stretchy="false">×</mo>
            <msup>
              <mn>10</mn>
              <mrow>
                <mo stretchy="false">−</mo>
                <mn>6</mn>
              </mrow>
            </msup>
          </mrow>
        </mrow>
      </mrow>
      <msup>
        <mi>x</mi>
        <mn>2</mn>
      </msup>
    </mrow>
    <annotation encoding="StarMath 5.0">y = x - 2.5052979 times 10^{ -6}x^2</annotation>
  </semantics>
</math>
</file>

<file path=Object 19/content.xml><?xml version="1.0" encoding="utf-8"?>
<math xmlns="http://www.w3.org/1998/Math/MathML" display="block">
  <semantics>
    <mrow>
      <mrow>
        <mi mathvariant="italic">error</mi>
        <mo stretchy="false">=</mo>
        <mrow>
          <mrow>
            <mo stretchy="false">−</mo>
            <mn>2.5052979</mn>
          </mrow>
          <mo stretchy="false">×</mo>
          <msup>
            <mn>10</mn>
            <mrow>
              <mo stretchy="false">−</mo>
              <mn>6</mn>
            </mrow>
          </msup>
        </mrow>
      </mrow>
      <msup>
        <mi>x</mi>
        <mn>2</mn>
      </msup>
    </mrow>
    <annotation encoding="StarMath 5.0">{ error }= -2.5052979 times 10^{ -6}x^2</annotation>
  </semantics>
</math>
</file>

<file path=Object 2/content.xml><?xml version="1.0" encoding="utf-8"?>
<math xmlns="http://www.w3.org/1998/Math/MathML" display="block">
  <semantics>
    <mrow>
      <mrow>
        <mi mathvariant="italic">Flux</mi>
        <mo stretchy="false">=</mo>
        <mi>m</mi>
      </mrow>
      <mrow>
        <mi>x</mi>
        <mo stretchy="false">+</mo>
        <mi>b</mi>
      </mrow>
    </mrow>
    <annotation encoding="StarMath 5.0">{ Flux } = { m}{x }+b</annotation>
  </semantics>
</math>
</file>

<file path=Object 20/content.xml><?xml version="1.0" encoding="utf-8"?>
<math xmlns="http://www.w3.org/1998/Math/MathML" display="block">
  <semantics>
    <mrow>
      <mrow>
        <mi mathvariant="italic">ADU</mi>
        <mo stretchy="false">=</mo>
        <mrow>
          <mrow>
            <mo stretchy="false">−</mo>
            <mn>2.5052979</mn>
          </mrow>
          <mo stretchy="false">×</mo>
          <msup>
            <mn>10</mn>
            <mrow>
              <mo stretchy="false">−</mo>
              <mn>6</mn>
            </mrow>
          </msup>
        </mrow>
      </mrow>
      <mrow>
        <msup>
          <mrow>
            <mo fence="true" stretchy="true">(</mo>
            <mrow>
              <mfrac>
                <mi>f</mi>
                <msub>
                  <mi>G</mi>
                  <mn>0</mn>
                </msub>
              </mfrac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i>f</mi>
              <msub>
                <mi>G</mi>
                <mn>0</mn>
              </msub>
            </mfrac>
          </mrow>
          <mo fence="true" stretchy="true">)</mo>
        </mrow>
      </mrow>
    </mrow>
    <annotation encoding="StarMath 5.0">{ ADU } = -2.5052979 times 10^{ -6} left ( {f}over{G_0} right ) ^2 + left ( {f}over{G_0}right )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n>2.5052979</mn>
        </mrow>
        <mo stretchy="false">×</mo>
        <msup>
          <mn>10</mn>
          <mrow>
            <mo stretchy="false">−</mo>
            <mn>6</mn>
          </mrow>
        </msup>
      </mrow>
      <mrow>
        <msup>
          <mrow>
            <mo fence="true" stretchy="true">(</mo>
            <mrow>
              <mfrac>
                <mi>f</mi>
                <msub>
                  <mi>G</mi>
                  <mn>0</mn>
                </msub>
              </mfrac>
            </mrow>
            <mo fence="true" stretchy="true">)</mo>
          </mrow>
          <mn>2</mn>
        </msup>
        <mo stretchy="false">=</mo>
        <mi>K</mi>
      </mrow>
      <mrow>
        <mrow>
          <mo fence="true" stretchy="true">(</mo>
          <mrow>
            <mfrac>
              <mi>f</mi>
              <msub>
                <mi>G</mi>
                <mn>1</mn>
              </msub>
            </mfrac>
          </mrow>
          <mo fence="true" stretchy="true">)</mo>
        </mrow>
        <mo stretchy="false">+</mo>
        <mi>A</mi>
      </mrow>
      <mrow>
        <msup>
          <mrow>
            <mo fence="true" stretchy="true">(</mo>
            <mrow>
              <mfrac>
                <mrow>
                  <mi>f</mi>
                  <mo stretchy="false">−</mo>
                  <msub>
                    <mi>f</mi>
                    <mn>0</mn>
                  </msub>
                </mrow>
                <msub>
                  <mi>G</mi>
                  <mn>1</mn>
                </msub>
              </mfrac>
            </mrow>
            <mo fence="true" stretchy="true">)</mo>
          </mrow>
          <mn>2</mn>
        </msup>
        <mo stretchy="false">+</mo>
        <mi>Q</mi>
      </mrow>
    </mrow>
    <annotation encoding="StarMath 5.0">-2.5052979times10^{ -6}left( {f}over{G_0}right )^2 = { K}left( {f}over{G_1}right )+A left( {f-f_0}over{G_1} right )^2 + Q</annotation>
  </semantics>
</math>
</file>

<file path=Object 22/content.xml><?xml version="1.0" encoding="utf-8"?>
<math xmlns="http://www.w3.org/1998/Math/MathML" display="block">
  <semantics>
    <mrow>
      <mrow>
        <mi mathvariant="italic">ADU</mi>
        <mo stretchy="false">=</mo>
        <mrow>
          <mrow>
            <mo stretchy="false">−</mo>
            <mn>2.5052979</mn>
          </mrow>
          <mo stretchy="false">×</mo>
          <msup>
            <mn>10</mn>
            <mrow>
              <mo stretchy="false">−</mo>
              <mn>6</mn>
            </mrow>
          </msup>
        </mrow>
      </mrow>
      <mrow>
        <msup>
          <mrow>
            <mo fence="true" stretchy="true">(</mo>
            <mrow>
              <mfrac>
                <mi>f</mi>
                <msub>
                  <mi>G</mi>
                  <mn>0</mn>
                </msub>
              </mfrac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i>f</mi>
              <msub>
                <mi>G</mi>
                <mn>0</mn>
              </msub>
            </mfrac>
          </mrow>
          <mo fence="true" stretchy="true">)</mo>
        </mrow>
      </mrow>
    </mrow>
    <annotation encoding="StarMath 5.0">{ ADU } = -2.5052979 times 10^{ -6} left ( {f}over{G_0} right ) ^2 + left ( {f}over{G_0}right )</annotation>
  </semantics>
</math>
</file>

<file path=Object 23/content.xml><?xml version="1.0" encoding="utf-8"?>
<math xmlns="http://www.w3.org/1998/Math/MathML" display="block">
  <semantics>
    <mrow>
      <mi>z</mi>
      <mo stretchy="false">=</mo>
      <mfrac>
        <mi>f</mi>
        <msub>
          <mi>G</mi>
          <mn>0</mn>
        </msub>
      </mfrac>
    </mrow>
    <annotation encoding="StarMath 5.0">z={ f }over{ G_0 }</annotation>
  </semantics>
</math>
</file>

<file path=Object 24/content.xml><?xml version="1.0" encoding="utf-8"?>
<math xmlns="http://www.w3.org/1998/Math/MathML" display="block">
  <semantics>
    <mrow>
      <mrow>
        <mn>65535</mn>
        <mo stretchy="false">=</mo>
        <mrow>
          <mrow>
            <mo stretchy="false">−</mo>
            <mn>2.5052979</mn>
          </mrow>
          <mo stretchy="false">×</mo>
          <msup>
            <mn>10</mn>
            <mrow>
              <mo stretchy="false">−</mo>
              <mn>6</mn>
            </mrow>
          </msup>
        </mrow>
      </mrow>
      <mrow>
        <msubsup>
          <mi>z</mi>
          <mi mathvariant="italic">max</mi>
          <mn>2</mn>
        </msubsup>
        <mo stretchy="false">+</mo>
        <msub>
          <mi>z</mi>
          <mi mathvariant="italic">max</mi>
        </msub>
      </mrow>
    </mrow>
    <annotation encoding="StarMath 5.0">65535 = -2.5052979times10^{ -6}z_max^2 + z_max</annotation>
  </semantics>
</math>
</file>

<file path=Object 25/content.xml><?xml version="1.0" encoding="utf-8"?>
<math xmlns="http://www.w3.org/1998/Math/MathML" display="block">
  <semantics>
    <mrow>
      <msub>
        <mi>z</mi>
        <mi mathvariant="italic">max</mi>
      </msub>
      <mo stretchy="false">=</mo>
      <mfrac>
        <mrow>
          <mrow>
            <mo stretchy="false">−</mo>
            <mn>1</mn>
          </mrow>
          <mo stretchy="false">±</mo>
          <msqrt>
            <mrow>
              <mrow>
                <mn>1</mn>
                <mo stretchy="false">−</mo>
                <mrow>
                  <mo fence="true" stretchy="false">(</mo>
                  <mrow>
                    <mn>4</mn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o stretchy="false">−</mo>
                      <mn>2.5052979</mn>
                    </mrow>
                  </mrow>
                  <mo fence="true" stretchy="false">)</mo>
                </mrow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  <mrow>
                <mo fence="true" stretchy="false">(</mo>
                <mrow>
                  <mrow>
                    <mo stretchy="false">−</mo>
                    <mn>65535</mn>
                  </mrow>
                </mrow>
                <mo fence="true" stretchy="false">)</mo>
              </mrow>
            </mrow>
          </msqrt>
        </mrow>
        <mrow>
          <mrow>
            <mo fence="true" stretchy="false">(</mo>
            <mrow>
              <mn>2</mn>
            </mrow>
            <mo fence="true" stretchy="false">)</mo>
          </mrow>
          <mrow>
            <mrow>
              <mo fence="true" stretchy="false">(</mo>
              <mrow>
                <mrow>
                  <mo stretchy="false">−</mo>
                  <mn>2.5052979</mn>
                </mrow>
              </mrow>
              <mo fence="true" stretchy="false">)</mo>
            </mrow>
            <mo stretchy="false">×</mo>
            <msup>
              <mn>10</mn>
              <mrow>
                <mo stretchy="false">−</mo>
                <mn>6</mn>
              </mrow>
            </msup>
          </mrow>
        </mrow>
      </mfrac>
      <mo stretchy="false">=</mo>
      <mn>82644.9</mn>
    </mrow>
    <annotation encoding="StarMath 5.0">z_max={ {-1} +- {sqrt{1-(4)(-2.5052979)times10^{-6}(-65535)}}  } over { (2) (-2.5052979) times 10^{-6} }=82644.9</annotation>
  </semantics>
</math>
</file>

<file path=Object 26/content.xml><?xml version="1.0" encoding="utf-8"?>
<math xmlns="http://www.w3.org/1998/Math/MathML" display="block">
  <semantics>
    <mrow>
      <mi mathvariant="italic">ADU</mi>
      <mo stretchy="false">=</mo>
      <mrow>
        <mrow>
          <mo fence="true" stretchy="true">(</mo>
          <mrow>
            <mrow>
              <mrow>
                <mrow>
                  <mo stretchy="false">−</mo>
                  <mn>2.5052979</mn>
                </mrow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  <mrow>
                <msup>
                  <mrow>
                    <mo fence="true" stretchy="true">(</mo>
                    <mrow>
                      <mfrac>
                        <mi>f</mi>
                        <msub>
                          <mi>G</mi>
                          <mn>0</mn>
                        </msub>
                      </mfrac>
                    </mrow>
                    <mo fence="true" stretchy="true">)</mo>
                  </mrow>
                  <mn>2</mn>
                </msup>
                <mo stretchy="false">+</mo>
                <mrow>
                  <mo fence="true" stretchy="true">(</mo>
                  <mrow>
                    <mfrac>
                      <mi>f</mi>
                      <msub>
                        <mi>G</mi>
                        <mn>0</mn>
                      </msub>
                    </mfrac>
                  </mrow>
                  <mo fence="true" stretchy="true">)</mo>
                </mrow>
              </mrow>
            </mrow>
          </mrow>
          <mo fence="true" stretchy="true">)</mo>
        </mrow>
        <mo stretchy="false">+</mo>
        <mrow>
          <mi mathvariant="italic">correction</mi>
          <mrow>
            <mo fence="true" stretchy="false">(</mo>
            <mrow>
              <mi mathvariant="italic">ADU</mi>
            </mrow>
            <mo fence="true" stretchy="false">)</mo>
          </mrow>
        </mrow>
      </mrow>
      <mo stretchy="false">=</mo>
      <mfrac>
        <mi>f</mi>
        <msub>
          <mi>G</mi>
          <mn>1</mn>
        </msub>
      </mfrac>
    </mrow>
    <annotation encoding="StarMath 5.0">{ ADU } = left ( -2.5052979 times 10^{ -6} left ( {f}over{G_0} right ) ^2 + left ( {f}over{G_0}right ) right ) + { correction(ADU) } = { f }over{ G_1 }</annotation>
  </semantics>
</math>
</file>

<file path=Object 27/content.xml><?xml version="1.0" encoding="utf-8"?>
<math xmlns="http://www.w3.org/1998/Math/MathML" display="block">
  <semantics>
    <mrow>
      <mi mathvariant="italic">correction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correction( 0 ) = 0 </annotation>
  </semantics>
</math>
</file>

<file path=Object 28/content.xml><?xml version="1.0" encoding="utf-8"?>
<math xmlns="http://www.w3.org/1998/Math/MathML" display="block">
  <semantics>
    <mrow>
      <mi mathvariant="italic">correction</mi>
      <mrow>
        <mrow>
          <mo fence="true" stretchy="false">(</mo>
          <mrow>
            <mn>65535</mn>
          </mrow>
          <mo fence="true" stretchy="false">)</mo>
        </mrow>
        <mo stretchy="false">=</mo>
        <mn>0</mn>
      </mrow>
    </mrow>
    <annotation encoding="StarMath 5.0">correction( 65535) = 0</annotation>
  </semantics>
</math>
</file>

<file path=Object 29/content.xml><?xml version="1.0" encoding="utf-8"?>
<math xmlns="http://www.w3.org/1998/Math/MathML" display="block">
  <semantics>
    <mrow>
      <mi mathvariant="italic">correction</mi>
      <mrow>
        <mrow>
          <mo fence="true" stretchy="false">(</mo>
          <mrow>
            <mi mathvariant="italic">ADU</mi>
          </mrow>
          <mo fence="true" stretchy="false">)</mo>
        </mrow>
        <mo stretchy="false">=</mo>
        <mi>α</mi>
      </mrow>
      <mrow>
        <msup>
          <mrow>
            <mo fence="true" stretchy="false">(</mo>
            <mrow>
              <mi mathvariant="italic">ADU</mi>
            </mrow>
            <mo fence="true" stretchy="false">)</mo>
          </mrow>
          <mn>2</mn>
        </msup>
        <mo stretchy="false">+</mo>
        <mi>β</mi>
      </mrow>
      <mrow>
        <mo fence="true" stretchy="false">(</mo>
        <mrow>
          <mi mathvariant="italic">ADU</mi>
        </mrow>
        <mo fence="true" stretchy="false">)</mo>
      </mrow>
    </mrow>
    <annotation encoding="StarMath 5.0">correction( ADU) = %alpha { (ADU)}^2 + %beta { (ADU)}</annotation>
  </semantics>
</math>
</file>

<file path=Object 3/content.xml><?xml version="1.0" encoding="utf-8"?>
<math xmlns="http://www.w3.org/1998/Math/MathML" display="block">
  <semantics>
    <mrow>
      <mfrac>
        <mrow>
          <mo stretchy="false">∂</mo>
          <mrow>
            <mi mathvariant="italic">ADU</mi>
            <mi>'</mi>
          </mrow>
        </mrow>
        <mrow>
          <mo stretchy="false">∂</mo>
          <mi mathvariant="italic">Flux</mi>
        </mrow>
      </mfrac>
      <mo stretchy="false">=</mo>
      <mfrac>
        <mrow>
          <mo stretchy="false">∂</mo>
          <mi mathvariant="italic">ADU</mi>
        </mrow>
        <mrow>
          <mo stretchy="false">∂</mo>
          <mi mathvariant="italic">Flux</mi>
        </mrow>
      </mfrac>
    </mrow>
    <annotation encoding="StarMath 5.0">{partial { ADU' } } over { partial {Flux }} = {partial { ADU } } over { partial {Flux }}</annotation>
  </semantics>
</math>
</file>

<file path=Object 30/content.xml><?xml version="1.0" encoding="utf-8"?>
<math xmlns="http://www.w3.org/1998/Math/MathML" display="block">
  <semantics>
    <mrow>
      <mrow>
        <mrow>
          <mn>65535</mn>
          <mo stretchy="false">×</mo>
          <mi>α</mi>
        </mrow>
        <mo stretchy="false">+</mo>
        <mi>β</mi>
      </mrow>
      <mo stretchy="false">=</mo>
      <mn>0</mn>
    </mrow>
    <annotation encoding="StarMath 5.0">65535 times %alpha+%beta = 0</annotation>
  </semantics>
</math>
</file>

<file path=Object 31/content.xml><?xml version="1.0" encoding="utf-8"?>
<math xmlns="http://www.w3.org/1998/Math/MathML" display="block">
  <semantics>
    <mrow>
      <mrow>
        <mfrac>
          <mi>f</mi>
          <msub>
            <mi>G</mi>
            <mn>0</mn>
          </msub>
        </mfrac>
        <mo stretchy="false">+</mo>
        <mfrac>
          <mrow>
            <mrow>
              <mo fence="true" stretchy="false">(</mo>
              <mrow>
                <mrow>
                  <mo stretchy="false">−</mo>
                  <mn>0.1642</mn>
                </mrow>
              </mrow>
              <mo fence="true" stretchy="false">)</mo>
            </mrow>
            <mi>f</mi>
          </mrow>
          <msub>
            <mi>G</mi>
            <mn>0</mn>
          </msub>
        </mfrac>
      </mrow>
      <mo stretchy="false">=</mo>
      <mfrac>
        <mi>f</mi>
        <msub>
          <mi>G</mi>
          <mn>1</mn>
        </msub>
      </mfrac>
    </mrow>
    <annotation encoding="StarMath 5.0">{ f }over{ G_0 }+{ (-0.1642)f }over{ G_0 }={ f }over{ G_1 }</annotation>
  </semantics>
</math>
</file>

<file path=Object 32/content.xml><?xml version="1.0" encoding="utf-8"?>
<math xmlns="http://www.w3.org/1998/Math/MathML" display="block">
  <semantics>
    <mrow>
      <mfrac>
        <msub>
          <mi>G</mi>
          <mn>0</mn>
        </msub>
        <mn>.8358</mn>
      </mfrac>
      <mo stretchy="false">=</mo>
      <msub>
        <mi>G</mi>
        <mn>1</mn>
      </msub>
    </mrow>
    <annotation encoding="StarMath 5.0">{ G_0 }over{ .8358 }=G_1</annotation>
  </semantics>
</math>
</file>

<file path=Object 33/content.xml><?xml version="1.0" encoding="utf-8"?>
<math xmlns="http://www.w3.org/1998/Math/MathML" display="block">
  <semantics>
    <mrow>
      <mi mathvariant="italic">correction</mi>
      <mrow>
        <mrow>
          <mo fence="true" stretchy="false">(</mo>
          <mrow>
            <mi mathvariant="italic">ADU</mi>
          </mrow>
          <mo fence="true" stretchy="false">)</mo>
        </mrow>
        <mo stretchy="false">=</mo>
        <mrow>
          <mn>2.5052979</mn>
          <mo stretchy="false">×</mo>
          <msup>
            <mn>10</mn>
            <mrow>
              <mo stretchy="false">−</mo>
              <mn>6</mn>
            </mrow>
          </msup>
        </mrow>
      </mrow>
      <mrow>
        <mrow>
          <mo fence="true" stretchy="false">(</mo>
          <mrow>
            <msup>
              <mi mathvariant="italic">ADU</mi>
              <mn>2</mn>
            </msup>
          </mrow>
          <mo fence="true" stretchy="false">)</mo>
        </mrow>
        <mo stretchy="false">+</mo>
        <mrow>
          <mo fence="true" stretchy="false">(</mo>
          <mrow>
            <mrow>
              <mo stretchy="false">−</mo>
              <mn>0.1642</mn>
            </mrow>
          </mrow>
          <mo fence="true" stretchy="false">)</mo>
        </mrow>
      </mrow>
      <mrow>
        <mo fence="true" stretchy="false">(</mo>
        <mrow>
          <mi mathvariant="italic">ADU</mi>
        </mrow>
        <mo fence="true" stretchy="false">)</mo>
      </mrow>
    </mrow>
    <annotation encoding="StarMath 5.0">correction( ADU )= 2.5052979times10^{ -6 }( {ADU}^2 )+( -0.1642 )( {ADU} )</annotation>
  </semantics>
</math>
</file>

<file path=Object 4/content.xml><?xml version="1.0" encoding="utf-8"?>
<math xmlns="http://www.w3.org/1998/Math/MathML" display="block">
  <semantics>
    <mrow>
      <mi>x</mi>
      <mo stretchy="false">=</mo>
      <mfrac>
        <mrow>
          <mi mathvariant="italic">ADU</mi>
          <mi>'</mi>
        </mrow>
        <mn>1198.7</mn>
      </mfrac>
    </mrow>
    <annotation encoding="StarMath 5.0">x = { ADU' }over{ 1198.7 }</annotation>
  </semantics>
</math>
</file>

<file path=Object 5/content.xml><?xml version="1.0" encoding="utf-8"?>
<math xmlns="http://www.w3.org/1998/Math/MathML" display="block">
  <semantics>
    <mrow>
      <mrow>
        <mi mathvariant="italic">ADU</mi>
        <mo stretchy="false">=</mo>
        <mrow>
          <mo stretchy="false">−</mo>
          <mn>3.59982546367</mn>
        </mrow>
      </mrow>
      <mrow>
        <msup>
          <mrow>
            <mo fence="true" stretchy="true">(</mo>
            <mrow>
              <mfrac>
                <mrow>
                  <mi mathvariant="italic">ADU</mi>
                  <mi>'</mi>
                </mrow>
                <mn>1198.7</mn>
              </mfrac>
            </mrow>
            <mo fence="true" stretchy="true">)</mo>
          </mrow>
          <mn>2</mn>
        </msup>
        <mo stretchy="false">+</mo>
        <mfrac>
          <mrow>
            <mn>1198.70146</mn>
            <mrow>
              <mi mathvariant="italic">ADU</mi>
              <mi>'</mi>
            </mrow>
          </mrow>
          <mn>1198.70146</mn>
        </mfrac>
      </mrow>
    </mrow>
    <annotation encoding="StarMath 5.0">{ ADU } = -3.59982546367 left ( {ADU'}over{1198.7} right )^2 + { 1198.70146 {ADU'}}over{1198.70146  }</annotation>
  </semantics>
</math>
</file>

<file path=Object 6/content.xml><?xml version="1.0" encoding="utf-8"?>
<math xmlns="http://www.w3.org/1998/Math/MathML" display="block">
  <semantics>
    <mrow>
      <mrow>
        <mi mathvariant="italic">ADU</mi>
        <mo stretchy="false">=</mo>
        <mrow>
          <mrow>
            <mo stretchy="false">−</mo>
            <mn>2.505298</mn>
          </mrow>
          <mo stretchy="false">×</mo>
          <msup>
            <mn>10</mn>
            <mrow>
              <mo stretchy="false">−</mo>
              <mn>6</mn>
            </mrow>
          </msup>
        </mrow>
      </mrow>
      <mrow>
        <msup>
          <mrow>
            <mi mathvariant="italic">ADU</mi>
            <mi>'</mi>
          </mrow>
          <mn>2</mn>
        </msup>
        <mo stretchy="false">+</mo>
        <mrow>
          <mi mathvariant="italic">ADU</mi>
          <mi>'</mi>
        </mrow>
      </mrow>
    </mrow>
    <annotation encoding="StarMath 5.0">ADU = -2.505298 times 10^{ -6} {ADU'  }^2 + { ADU'}</annotation>
  </semantics>
</math>
</file>

<file path=Object 7/content.xml><?xml version="1.0" encoding="utf-8"?>
<math xmlns="http://www.w3.org/1998/Math/MathML" display="block">
  <semantics>
    <mrow>
      <mrow>
        <mi mathvariant="italic">ADU</mi>
        <mi>'</mi>
      </mrow>
      <mo stretchy="false">=</mo>
      <mfrac>
        <mrow>
          <mrow>
            <mo stretchy="false">−</mo>
            <mn>1</mn>
          </mrow>
          <mo stretchy="false">±</mo>
          <msqrt>
            <mrow>
              <mrow>
                <mn>1</mn>
                <mo stretchy="false">+</mo>
                <mn>4</mn>
              </mrow>
              <mi mathvariant="italic">ADU</mi>
            </mrow>
          </msqrt>
        </mrow>
        <mrow>
          <mn>2</mn>
          <mo stretchy="false">×</mo>
          <mrow>
            <mo fence="true" stretchy="false">(</mo>
            <mrow>
              <mrow>
                <mrow>
                  <mo stretchy="false">−</mo>
                  <mn>2.505298</mn>
                </mrow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o fence="true" stretchy="false">)</mo>
          </mrow>
        </mrow>
      </mfrac>
    </mrow>
    <annotation encoding="StarMath 5.0">{ ADU' }= { -1 +-{sqrt{1+4{ADU}}}  }over{ 2 times (-2.505298 times 10^{-6}) }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row>
          <mn>3.78120034622418</mn>
          <mo stretchy="false">×</mo>
          <msup>
            <mn>10</mn>
            <mrow>
              <mo stretchy="false">−</mo>
              <mn>9</mn>
            </mrow>
          </msup>
        </mrow>
      </mrow>
      <mrow>
        <msup>
          <mi mathvariant="italic">ADU</mi>
          <mn>2</mn>
        </msup>
        <mo stretchy="false">+</mo>
        <mn>0.000791910055837</mn>
      </mrow>
      <mrow>
        <mi mathvariant="italic">ADU</mi>
        <mo stretchy="false">+</mo>
        <mn>0.5073</mn>
      </mrow>
    </mrow>
    <annotation encoding="StarMath 5.0">x = 3.78120034622418 times 10^{ -9 } { ADU }^2 + 0.000791910055837{ ADU } + 0.5073</annotation>
  </semantics>
</math>
</file>

<file path=Object 9/content.xml><?xml version="1.0" encoding="utf-8"?>
<math xmlns="http://www.w3.org/1998/Math/MathML" display="block">
  <semantics>
    <mrow>
      <mrow>
        <mfrac>
          <mrow>
            <mi mathvariant="italic">ADU</mi>
            <mi>'</mi>
          </mrow>
          <mn>1198.7</mn>
        </mfrac>
        <mo stretchy="false">=</mo>
        <mrow>
          <mn>3.78120034622418</mn>
          <mo stretchy="false">×</mo>
          <msup>
            <mn>10</mn>
            <mrow>
              <mo stretchy="false">−</mo>
              <mn>9</mn>
            </mrow>
          </msup>
        </mrow>
      </mrow>
      <mrow>
        <msup>
          <mi mathvariant="italic">ADU</mi>
          <mn>2</mn>
        </msup>
        <mo stretchy="false">+</mo>
        <mn>0.000791910055837</mn>
      </mrow>
      <mrow>
        <mi mathvariant="italic">ADU</mi>
        <mo stretchy="false">+</mo>
        <mn>0.5073</mn>
      </mrow>
    </mrow>
    <annotation encoding="StarMath 5.0">{ADU'}over{1198.7} = 3.78120034622418 times 10^{ -9 } { ADU }^2 + 0.000791910055837{ ADU } + 0.5073</annotation>
  </semantics>
</math>
</file>